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9110" officeooo:paragraph-rsid="00019110"/>
    </style:style>
    <style:style style:name="P2" style:family="paragraph" style:parent-style-name="Standard">
      <style:text-properties officeooo:rsid="00047d50" officeooo:paragraph-rsid="00047d50"/>
    </style:style>
    <style:style style:name="P3" style:family="paragraph" style:parent-style-name="Standard">
      <style:text-properties officeooo:rsid="000a44db" officeooo:paragraph-rsid="000a44db"/>
    </style:style>
    <style:style style:name="P4" style:family="paragraph" style:parent-style-name="Standard">
      <style:text-properties fo:font-weight="bold" officeooo:rsid="00047d50" officeooo:paragraph-rsid="00047d50" style:font-weight-asian="bold" style:font-weight-complex="bold"/>
    </style:style>
    <style:style style:name="P5" style:family="paragraph" style:parent-style-name="Standard">
      <style:text-properties fo:font-weight="bold" officeooo:rsid="000a44db" officeooo:paragraph-rsid="000a44db" style:font-weight-asian="bold" style:font-weight-complex="bold"/>
    </style:style>
    <style:style style:name="P6" style:family="paragraph" style:parent-style-name="Standard">
      <style:text-properties officeooo:rsid="000a44db" officeooo:paragraph-rsid="000a44db"/>
    </style:style>
    <style:style style:name="T1" style:family="text">
      <style:text-properties officeooo:rsid="0002f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glepath </text:p>
      <text:p text:style-name="Standard"/>
      <text:p text:style-name="Standard">rwstats --fields=protocol --count=20 traffic.rw</text:p>
      <text:p text:style-name="Standard"/>
      <text:p text:style-name="Standard">rwstats --fields=<text:span text:style-name="T1">sip</text:span> --count=20 traffic.rw</text:p>
      <text:p text:style-name="Standard"/>
      <text:p text:style-name="Standard">rwstats --fields=<text:span text:style-name="T1">dip</text:span> --count=20 traffic.rw</text:p>
      <text:p text:style-name="Standard"/>
      <text:p text:style-name="P2">sang 9/9</text:p>
      <text:p text:style-name="P2"/>
      <text:p text:style-name="P2">rwfilter traffic.rw --saddress=192.168.70.10 --pass=stdout | rwstats --fields=dip --count 10</text:p>
      <text:p text:style-name="P2"/>
      <text:p text:style-name="P2">rwfilter traffic.rw --daddress=192.168.70.10 --pass=stdout | rwstats --fields=sip --count 10</text:p>
      <text:p text:style-name="P2"/>
      <text:p text:style-name="P2">rwcount --bin-size=600 traffic.rw</text:p>
      <text:p text:style-name="P2"/>
      <text:p text:style-name="P2">sudo wireshark -i ens33 -k</text:p>
      <text:p text:style-name="P4"/>
      <text:p text:style-name="P5">dump data realtime:</text:p>
      <text:p text:style-name="P3"/>
      <text:p text:style-name="P3">sudo dumpcap -i ens33 -w /home/parisk/Documents/TestCaptureRealTime/testfile.pcap -q</text:p>
      <text:p text:style-name="P3"/>
      <text:p text:style-name="P3">for pkt in temp:</text:p>
      <text:p text:style-name="P3">... <text:s text:c="4"/>print(pkt.sniff_timestam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00:41:37.804119954</meta:creation-date>
    <dc:date>2021-09-26T09:11:03.585777362</dc:date>
    <meta:editing-duration>PT1H29M1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2" meta:character-count="546" meta:non-whitespace-character-count="497"/>
  </office:meta>
</office:document-meta>
</file>